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8Num1"/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 style:list-style-name="WW8Num3"/>
    <style:style style:name="P5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6" style:family="paragraph" style:parent-style-name="Normal_20__28_Web_29_" style:list-style-name="WW8Num1"/>
    <style:style style:name="P7" style:family="paragraph" style:parent-style-name="Normal_20__28_Web_29_">
      <style:paragraph-properties fo:margin-left="1.274cm" fo:margin-right="0cm" fo:text-indent="0cm" style:auto-text-indent="false"/>
    </style:style>
    <style:style style:name="P8" style:family="paragraph" style:parent-style-name="Normal_20__28_Web_29_">
      <style:paragraph-properties fo:margin-left="1.289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básicos JavaScript – Hoja 2</text:p>
      <text:p text:style-name="P1"/>
      <text:list xml:id="list142513715" text:style-name="WW8Num1">
        <text:list-item>
          <text:p text:style-name="P2">Hacer una página que pregunte al usuario el nombre y luego lo incluya en un saludo dentro del cuerpo de la página.</text:p>
        </text:list-item>
      </text:list>
      <text:p text:style-name="P3"/>
      <text:list xml:id="list1944379915" text:continue-numbering="true" text:style-name="WW8Num1">
        <text:list-item>
          <text:p text:style-name="P6">Hacer una Página web que genere una pirámide de 1 a 50, formada de la siguiente forma:</text:p>
        </text:list-item>
      </text:list>
      <text:p text:style-name="P7">1 <text:line-break/>22 <text:line-break/>333 <text:line-break/>4444 <text:line-break/>55555 <text:line-break/>666666 <text:line-break/>7777777 </text:p>
      <text:p text:style-name="Normal_20__28_Web_29_">3. Hacer una página web que genere una pirámide de 1 a 50, formada de la siguiente forma: </text:p>
      <text:p text:style-name="P8">1 <text:line-break/>12 <text:line-break/>123 <text:line-break/>1234 <text:line-break/>12345 <text:line-break/>123456 <text:line-break/>1234567 <text:line-break/>12345678 <text:line-break/>123456789 <text:line-break/>12345678910 <text:line-break/>1234567891011 </text:p>
      <text:list xml:id="list306174031" text:style-name="WW8Num3">
        <text:list-item>
          <text:p text:style-name="P4">Hacer una página que genere el juego del PUM hasta 100. Es decir, que escriba los números separados por coma y cada vez que encuentre un número terminado en 7 o múltiplo de 7 escriba PUM y cambie de renglón.</text:p>
        </text:list-item>
      </text:list>
      <text:p text:style-name="P3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-complex="Times New Roman"/>
    </style:style>
    <style:style style:name="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acer una página que pregunte al usuario el nombre y luego lo incluya en un saludo dentro del cuerpo de la página</dc:title>
    <meta:initial-creator>Marian</meta:initial-creator>
    <meta:creation-date>2010-10-05T13:48:00</meta:creation-date>
    <dc:creator>Marian</dc:creator>
    <dc:date>2010-10-05T13:55:00</dc:date>
    <meta:editing-cycles>6</meta:editing-cycles>
    <meta:editing-duration>PT2M</meta:editing-duration>
    <meta:document-statistic meta:table-count="0" meta:image-count="0" meta:object-count="0" meta:page-count="1" meta:paragraph-count="8" meta:word-count="124" meta:character-count="673"/>
    <meta:generator>LibreOffice/3.3$Linux LibreOffice_project/330m19$Build-401</meta:generator>
    <meta:user-defined meta:name="Información 1"/>
    <meta:user-defined meta:name="Información 2"/>
    <meta:user-defined meta:name="Información 3"/>
    <meta:user-defined meta:name="Información 4"/>
  </office:meta>
</office:document-meta>
</file>